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0.349cm"/>
    </style:style>
    <style:style style:name="co4" style:family="table-column">
      <style:table-column-properties fo:break-before="auto" style:column-width="2.2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ru" number:country="RU">
      <number:text-content/>
    </number:text-style>
    <style:style style:name="ce1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.106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.071cm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order="0.002cm solid #000000"/>
      <style:paragraph-properties fo:text-align="start" fo:margin-left="0.106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non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="0.002cm solid #000000"/>
    </style:style>
    <style:style style:name="ce20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Excel_20_Built-in_20_Normal">
      <style:table-cell-properties style:diagonal-bl-tr="none" style:diagonal-tl-br="none"/>
    </style:style>
    <style:style style:name="ta_extref" style:family="table">
      <style:table-properties table:display="false"/>
    </style:style>
  </office:automatic-styles>
  <office:body>
    <office:spreadsheet>
      <table:table table:name="1.1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70" table:default-cell-style-name="Excel_20_Built-in_20_Normal"/>
        <table:table-column table:style-name="co4" table:number-columns-repeated="952" table:default-cell-style-name="Excel_20_Built-in_20_Normal"/>
        <table:table-row table:style-name="ro1">
          <table:table-cell table:style-name="ce1" office:value-type="string" table:number-columns-spanned="2" table:number-rows-spanned="2">
            <text:p>1.9-1</text:p>
          </table:table-cell>
          <table:covered-table-cell table:style-name="ce1"/>
          <table:table-cell table:style-name="ce9" office:value-type="string" table:number-columns-spanned="18" table:number-rows-spanned="1">
            <text:p>Сентябрь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9" office:value-type="string" table:number-columns-spanned="18" table:number-rows-spanned="1">
            <text:p>Октябрь</text:p>
          </table:table-cell>
          <table:covered-table-cell table:style-name="ce12"/>
          <table:covered-table-cell table:style-name="ce12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 table:number-columns-spanned="16" table:number-rows-spanned="1">
            <text:p>Ноябрь</text:p>
          </table:table-cell>
          <table:covered-table-cell table:style-name="ce14"/>
          <table:covered-table-cell table:style-name="ce12"/>
          <table:covered-table-cell table:style-name="ce9"/>
          <table:covered-table-cell table:style-name="ce22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9"/>
          <table:covered-table-cell table:style-name="ce9"/>
          <table:covered-table-cell table:style-name="ce22"/>
          <table:table-cell table:style-name="ce12" office:value-type="string" table:number-columns-spanned="18" table:number-rows-spanned="1">
            <text:p>Декабрь</text:p>
          </table:table-cell>
          <table:covered-table-cell table:style-name="ce14"/>
          <table:covered-table-cell table:style-name="ce12"/>
          <table:covered-table-cell table:style-name="ce9"/>
          <table:covered-table-cell table:style-name="ce22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22"/>
          <table:table-cell table:style-name="Default" table:number-columns-repeated="6"/>
          <table:table-cell table:number-columns-repeated="946"/>
        </table:table-row>
        <table:table-row table:style-name="ro1">
          <table:covered-table-cell table:style-name="ce1"/>
          <table:covered-table-cell table:style-name="ce1"/>
          <table:table-cell table:style-name="ce10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0" office:value-type="float" office:value="4" table:number-columns-spanned="2" table:number-rows-spanned="1">
            <text:p>4</text:p>
          </table:table-cell>
          <table:covered-table-cell table:style-name="ce15"/>
          <table:table-cell table:style-name="ce10" office:value-type="float" office:value="8" table:number-columns-spanned="2" table:number-rows-spanned="1">
            <text:p>8</text:p>
          </table:table-cell>
          <table:covered-table-cell table:style-name="ce15"/>
          <table:table-cell table:style-name="ce10" office:value-type="float" office:value="11" table:number-columns-spanned="2" table:number-rows-spanned="1">
            <text:p>11</text:p>
          </table:table-cell>
          <table:covered-table-cell table:style-name="ce15"/>
          <table:table-cell table:style-name="ce10" office:value-type="float" office:value="15" table:number-columns-spanned="2" table:number-rows-spanned="1">
            <text:p>15</text:p>
          </table:table-cell>
          <table:covered-table-cell table:style-name="ce15"/>
          <table:table-cell table:style-name="ce10" office:value-type="float" office:value="18" table:number-columns-spanned="2" table:number-rows-spanned="1">
            <text:p>18</text:p>
          </table:table-cell>
          <table:covered-table-cell table:style-name="ce15"/>
          <table:table-cell table:style-name="ce10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ce15" office:value-type="float" office:value="25" table:number-columns-spanned="2" table:number-rows-spanned="1">
            <text:p>25</text:p>
          </table:table-cell>
          <table:covered-table-cell table:style-name="ce15"/>
          <table:table-cell table:style-name="ce10" office:value-type="float" office:value="29" table:number-columns-spanned="2" table:number-rows-spanned="1">
            <text:p>29</text:p>
          </table:table-cell>
          <table:covered-table-cell table:style-name="ce15"/>
          <table:table-cell table:style-name="ce10" office:value-type="float" office:value="2" table:number-columns-spanned="2" table:number-rows-spanned="1">
            <text:p>2</text:p>
          </table:table-cell>
          <table:covered-table-cell table:style-name="ce15"/>
          <table:table-cell table:style-name="ce10" office:value-type="float" office:value="6" table:number-columns-spanned="2" table:number-rows-spanned="1">
            <text:p>6</text:p>
          </table:table-cell>
          <table:covered-table-cell table:style-name="ce15"/>
          <table:table-cell table:style-name="ce10" office:value-type="float" office:value="9" table:number-columns-spanned="2" table:number-rows-spanned="1">
            <text:p>9</text:p>
          </table:table-cell>
          <table:covered-table-cell table:style-name="ce15"/>
          <table:table-cell table:style-name="ce10" office:value-type="float" office:value="13" table:number-columns-spanned="2" table:number-rows-spanned="1">
            <text:p>13</text:p>
          </table:table-cell>
          <table:covered-table-cell table:style-name="ce15"/>
          <table:table-cell table:style-name="ce10" office:value-type="float" office:value="16" table:number-columns-spanned="2" table:number-rows-spanned="1">
            <text:p>16</text:p>
          </table:table-cell>
          <table:covered-table-cell table:style-name="ce15"/>
          <table:table-cell table:style-name="ce10" office:value-type="float" office:value="20" table:number-columns-spanned="2" table:number-rows-spanned="1">
            <text:p>20</text:p>
          </table:table-cell>
          <table:covered-table-cell table:style-name="ce15"/>
          <table:table-cell table:style-name="ce15" office:value-type="float" office:value="23" table:number-columns-spanned="2" table:number-rows-spanned="1">
            <text:p>23</text:p>
          </table:table-cell>
          <table:covered-table-cell table:style-name="ce15"/>
          <table:table-cell table:style-name="ce15" office:value-type="float" office:value="27" table:number-columns-spanned="2" table:number-rows-spanned="1">
            <text:p>27</text:p>
          </table:table-cell>
          <table:covered-table-cell table:style-name="ce15"/>
          <table:table-cell table:style-name="ce10" office:value-type="float" office:value="30" table:number-columns-spanned="2" table:number-rows-spanned="1">
            <text:p>30</text:p>
          </table:table-cell>
          <table:covered-table-cell table:style-name="ce15"/>
          <table:table-cell table:style-name="ce10" office:value-type="float" office:value="3" table:number-columns-spanned="2" table:number-rows-spanned="1">
            <text:p>3</text:p>
          </table:table-cell>
          <table:covered-table-cell table:style-name="ce15"/>
          <table:table-cell table:style-name="ce10" office:value-type="float" office:value="6" table:number-columns-spanned="2" table:number-rows-spanned="1">
            <text:p>6</text:p>
          </table:table-cell>
          <table:covered-table-cell table:style-name="ce15"/>
          <table:table-cell table:style-name="ce10" office:value-type="float" office:value="10" table:number-columns-spanned="2" table:number-rows-spanned="1">
            <text:p>10</text:p>
          </table:table-cell>
          <table:covered-table-cell table:style-name="ce15"/>
          <table:table-cell table:style-name="ce10" office:value-type="float" office:value="13" table:number-columns-spanned="2" table:number-rows-spanned="1">
            <text:p>13</text:p>
          </table:table-cell>
          <table:covered-table-cell table:style-name="ce15"/>
          <table:table-cell table:style-name="ce10" office:value-type="float" office:value="17" table:number-columns-spanned="2" table:number-rows-spanned="1">
            <text:p>17</text:p>
          </table:table-cell>
          <table:covered-table-cell table:style-name="ce15"/>
          <table:table-cell table:style-name="ce10" office:value-type="float" office:value="20" table:number-columns-spanned="2" table:number-rows-spanned="1">
            <text:p>20</text:p>
          </table:table-cell>
          <table:covered-table-cell table:style-name="ce15"/>
          <table:table-cell table:style-name="ce10" office:value-type="float" office:value="24" table:number-columns-spanned="2" table:number-rows-spanned="1">
            <text:p>24</text:p>
          </table:table-cell>
          <table:covered-table-cell table:style-name="ce15"/>
          <table:table-cell table:style-name="ce10" office:value-type="float" office:value="27" table:number-columns-spanned="2" table:number-rows-spanned="1">
            <text:p>27</text:p>
          </table:table-cell>
          <table:covered-table-cell table:style-name="ce15"/>
          <table:table-cell table:style-name="ce10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0" office:value-type="float" office:value="4" table:number-columns-spanned="2" table:number-rows-spanned="1">
            <text:p>4</text:p>
          </table:table-cell>
          <table:covered-table-cell table:style-name="ce15"/>
          <table:table-cell table:style-name="ce10" office:value-type="float" office:value="8" table:number-columns-spanned="2" table:number-rows-spanned="1">
            <text:p>8</text:p>
          </table:table-cell>
          <table:covered-table-cell table:style-name="ce15"/>
          <table:table-cell table:style-name="ce10" office:value-type="float" office:value="11" table:number-columns-spanned="2" table:number-rows-spanned="1">
            <text:p>11</text:p>
          </table:table-cell>
          <table:covered-table-cell table:style-name="ce15"/>
          <table:table-cell table:style-name="ce10" office:value-type="float" office:value="15" table:number-columns-spanned="2" table:number-rows-spanned="1">
            <text:p>15</text:p>
          </table:table-cell>
          <table:covered-table-cell table:style-name="ce15"/>
          <table:table-cell table:style-name="ce10" office:value-type="float" office:value="18" table:number-columns-spanned="2" table:number-rows-spanned="1">
            <text:p>18</text:p>
          </table:table-cell>
          <table:covered-table-cell table:style-name="ce15"/>
          <table:table-cell table:style-name="ce10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ce15" office:value-type="float" office:value="25" table:number-columns-spanned="2" table:number-rows-spanned="1">
            <text:p>25</text:p>
          </table:table-cell>
          <table:covered-table-cell table:style-name="ce15"/>
          <table:table-cell table:style-name="ce10" office:value-type="float" office:value="29" table:number-columns-spanned="2" table:number-rows-spanned="1">
            <text:p>29</text:p>
          </table:table-cell>
          <table:covered-table-cell table:style-name="ce15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Батраков Михаил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Буцев Виктор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Гаджиев Казанфар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Гончарова Александра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Двораковская Наталия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Зуев Семён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Изварин Владимир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Кошелев Дмитрий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string">
            <text:p>Крючков Евгений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Лаврентьев Андрей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Линецкий Николай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Письменский Александр</text:p>
          </table:table-cell>
          <table:table-cell table:style-name="ce11" table:number-columns-repeated="70"/>
          <table:table-cell table:style-name="Default" table:number-columns-repeated="6"/>
          <table:table-cell table:number-columns-repeated="946"/>
        </table:table-row>
        <table:table-row table:style-name="ro1">
          <table:table-cell table:style-name="ce3" office:value-type="string">
            <text:p><text:s/></text:p>
          </table:table-cell>
          <table:table-cell table:style-name="ce7"/>
          <table:table-cell table:style-name="Default" table:number-columns-repeated="39"/>
          <table:table-cell table:style-name="ce18" table:number-columns-repeated="2"/>
          <table:table-cell table:style-name="ce16" table:number-columns-repeated="4"/>
          <table:table-cell table:style-name="ce18" table:number-columns-repeated="4"/>
          <table:table-cell table:style-name="ce16" table:number-columns-repeated="2"/>
          <table:table-cell table:style-name="ce18" table:number-columns-repeated="6"/>
          <table:table-cell table:style-name="ce16"/>
          <table:table-cell table:number-columns-repeated="964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6" table:number-columns-repeated="2"/>
          <table:table-cell table:style-name="ce18" table:number-columns-repeated="8"/>
          <table:table-cell table:style-name="ce16" table:number-columns-repeated="2"/>
          <table:table-cell table:style-name="ce18" table:number-columns-repeated="6"/>
          <table:table-cell table:style-name="ce16" table:number-columns-repeated="2"/>
          <table:table-cell table:style-name="ce18" table:number-columns-repeated="14"/>
          <table:table-cell table:style-name="ce16" table:number-columns-repeated="2"/>
          <table:table-cell table:style-name="ce18" table:number-columns-repeated="4"/>
          <table:table-cell table:style-name="ce16" table:number-columns-repeated="4"/>
          <table:table-cell table:style-name="ce18" table:number-columns-repeated="4"/>
          <table:table-cell table:style-name="ce16" table:number-columns-repeated="2"/>
          <table:table-cell table:style-name="ce18" table:number-columns-repeated="6"/>
          <table:table-cell table:style-name="ce16"/>
          <table:table-cell table:number-columns-repeated="964"/>
        </table:table-row>
        <table:table-row table:style-name="ro1">
          <table:table-cell table:style-name="ce1" office:value-type="string" table:number-columns-spanned="2" table:number-rows-spanned="2">
            <text:p>1.9-1</text:p>
          </table:table-cell>
          <table:covered-table-cell table:style-name="ce1"/>
          <table:table-cell table:style-name="ce12" office:value-type="string" table:number-columns-spanned="4" table:number-rows-spanned="1">
            <text:p>К/р</text:p>
          </table:table-cell>
          <table:covered-table-cell table:style-name="ce14"/>
          <table:covered-table-cell table:style-name="ce14"/>
          <table:covered-table-cell table:style-name="ce19"/>
          <table:table-cell table:style-name="ce9" office:value-type="string" table:number-columns-spanned="5" table:number-rows-spanned="2">
            <text:p>Зачеты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8" table:number-columns-repeated="2"/>
          <table:table-cell table:style-name="ce16" table:number-columns-repeated="2"/>
          <table:table-cell table:style-name="ce18" table:number-columns-repeated="6"/>
          <table:table-cell table:style-name="ce16" table:number-columns-repeated="2"/>
          <table:table-cell table:style-name="ce18" table:number-columns-repeated="14"/>
          <table:table-cell table:style-name="ce16" table:number-columns-repeated="2"/>
          <table:table-cell table:style-name="ce18" table:number-columns-repeated="4"/>
          <table:table-cell table:style-name="ce16" table:number-columns-repeated="4"/>
          <table:table-cell table:style-name="ce18" table:number-columns-repeated="4"/>
          <table:table-cell table:style-name="ce16" table:number-columns-repeated="2"/>
          <table:table-cell table:style-name="ce18" table:number-columns-repeated="6"/>
          <table:table-cell table:style-name="ce16"/>
          <table:table-cell table:number-columns-repeated="964"/>
        </table:table-row>
        <table:table-row table:style-name="ro1">
          <table:covered-table-cell table:style-name="ce4"/>
          <table:covered-table-cell table:style-name="ce1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Default" table:number-columns-repeated="49"/>
          <table:table-cell table:number-columns-repeated="96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Батраков Михаил</text:p>
          </table:table-cell>
          <table:table-cell table:style-name="ce14" table:number-columns-repeated="3"/>
          <table:table-cell table:style-name="ce19"/>
          <table:table-cell table:style-name="ce12" table:number-columns-spanned="5" table:number-rows-spanned="1"/>
          <table:covered-table-cell table:style-name="ce14"/>
          <table:covered-table-cell table:style-name="ce14"/>
          <table:covered-table-cell table:style-name="ce12"/>
          <table:covered-table-cell table:style-name="ce12"/>
          <table:table-cell table:style-name="ce23" table:number-columns-repeated="4"/>
          <table:table-cell table:style-name="ce24" table:number-columns-repeated="4"/>
          <table:table-cell table:style-name="ce23" table:number-columns-repeated="2"/>
          <table:table-cell table:style-name="ce24" table:number-columns-repeated="2"/>
          <table:table-cell table:style-name="ce23" table:number-columns-repeated="2"/>
          <table:table-cell table:style-name="ce24" table:number-columns-repeated="4"/>
          <table:table-cell table:style-name="ce23" table:number-columns-repeated="10"/>
          <table:table-cell table:style-name="ce24" table:number-columns-repeated="2"/>
          <table:table-cell table:style-name="ce23"/>
          <table:table-cell table:style-name="ce24"/>
          <table:table-cell table:style-name="ce23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Буцев Виктор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0"/>
          <table:table-cell table:style-name="ce23"/>
          <table:table-cell table:style-name="ce24" table:number-columns-repeated="5"/>
          <table:table-cell table:style-name="Default" table:number-columns-repeated="13"/>
          <table:table-cell table:number-columns-repeated="96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Гаджиев Казанфар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Гончарова Александра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Двораковская Наталия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Зуев Семён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Изварин Владимир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Кошелев Дмитри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string">
            <text:p>Крючков Евгени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Лаврентьев Андре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Линецкий Никола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Письменский Александр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 table:number-rows-repeated="2">
          <table:table-cell table:style-name="ce5"/>
          <table:table-cell table:style-name="ce8" table:number-columns-repeated="2"/>
          <table:table-cell table:style-name="ce17" table:number-columns-repeated="40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2" table:number-rows-repeated="2">
          <table:table-cell table:style-name="Default" table:number-columns-repeated="60"/>
          <table:table-cell table:number-columns-repeated="964"/>
        </table:table-row>
        <table:table-row table:style-name="ro1" table:number-rows-repeated="3">
          <table:table-cell table:style-name="Default" table:number-columns-repeated="60"/>
          <table:table-cell table:number-columns-repeated="964"/>
        </table:table-row>
        <table:table-row table:style-name="ro1" table:number-rows-repeated="13">
          <table:table-cell table:style-name="Default" table:number-columns-repeated="37"/>
          <table:table-cell table:style-name="ce25" table:number-columns-repeated="23"/>
          <table:table-cell table:number-columns-repeated="964"/>
        </table:table-row>
        <table:table-row table:style-name="ro2">
          <table:table-cell table:style-name="Default" table:number-columns-repeated="37"/>
          <table:table-cell table:style-name="ce25" table:number-columns-repeated="23"/>
          <table:table-cell table:number-columns-repeated="964"/>
        </table:table-row>
        <table:table-row table:style-name="ro3">
          <table:table-cell table:style-name="Default" table:number-columns-repeated="37"/>
          <table:table-cell table:style-name="ce25" table:number-columns-repeated="23"/>
          <table:table-cell table:number-columns-repeated="964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number-style style:name="N146">
      <number:number number:decimal-places="3" number:min-integer-digits="1"/>
    </number:number-style>
    <number:number-style style:name="N147">
      <number:number number:decimal-places="5"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.09.2010</text:date>, <text:time>00:20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taly Bragilevskiy</meta:initial-creator>
    <meta:creation-date>2010-09-07T19:56:17</meta:creation-date>
    <dc:date>2010-09-08T00:20:59</dc:date>
    <dc:creator>Artem Pelenitsyn</dc:creator>
    <meta:editing-duration>PT00H45M53S</meta:editing-duration>
    <meta:editing-cycles>7</meta:editing-cycles>
    <meta:generator>OpenOffice.org/3.2$Linux OpenOffice.org_project/320m12$Build-9483</meta:generator>
    <meta:document-statistic meta:table-count="1" meta:cell-count="96" meta:object-count="0"/>
  </office:meta>
</office:document-meta>
</file>